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0%" draw:textarea-horizontal-align="justify" draw:textarea-vertical-align="middle" draw:auto-grow-height="false" fo:min-height="14.55cm" fo:min-width="20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5cm" fo:min-width="2.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45cm" fo:min-width="2.7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45cm" fo:min-width="1.6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18cm" fo:min-width="1.48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1.6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1cm"/>
      <style:paragraph-properties style:writing-mode="lr-tb"/>
    </style:style>
    <style:style style:name="gr9" style:family="graphic" style:parent-style-name="objectwithoutfill">
      <style:graphic-properties svg:stroke-color="#00a933" draw:marker-end="Arrow" draw:marker-end-width="0.3cm" draw:fill="solid" draw:fill-color="#00a933" draw:textarea-vertical-align="middle"/>
    </style:style>
    <style:style style:name="gr10" style:family="graphic" style:parent-style-name="standard">
      <style:graphic-properties draw:fill-color="#ffffff" draw:opacity="0%" draw:textarea-horizontal-align="justify" draw:textarea-vertical-align="middle" draw:auto-grow-height="false" fo:min-height="10.25cm" fo:min-width="14.3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647cm" fo:min-width="0.44cm"/>
    </style:style>
    <style:style style:name="gr12" style:family="graphic" style:parent-style-name="objectwithoutfill">
      <style:graphic-properties svg:stroke-width="0.081cm" svg:stroke-color="#ed4c05" draw:marker-start-width="0.321cm" draw:marker-end-width="0.321cm" draw:fill="solid" draw:fill-color="#ed4c05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65cm" fo:min-width="0.4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45cm" fo:min-width="2.3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25cm" fo:min-width="0.7cm"/>
      <style:paragraph-properties style:writing-mode="lr-tb"/>
    </style:style>
    <style:style style:name="gr17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18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19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20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21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9.75cm" fo:min-width="6.2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45cm" fo:min-width="3cm"/>
      <style:paragraph-properties style:writing-mode="lr-tb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color="#00a933"/>
    </style:style>
    <style:style style:name="P6" style:family="paragraph">
      <loext:graphic-properties draw:fill-color="#ffffff"/>
      <style:paragraph-properties fo:text-align="center"/>
      <style:text-properties fo:color="#00a933"/>
    </style:style>
    <style:style style:name="P7" style:family="paragraph">
      <loext:graphic-properties draw:fill="solid" draw:fill-color="#00a933"/>
      <style:paragraph-properties fo:text-align="center"/>
    </style:style>
    <style:style style:name="P8" style:family="paragraph">
      <loext:graphic-properties draw:fill="solid" draw:fill-color="#ed4c05"/>
      <style:paragraph-properties fo:text-align="center"/>
    </style:style>
    <style:style style:name="P9" style:family="paragraph">
      <style:paragraph-properties fo:text-align="center"/>
      <style:text-properties fo:color="#c9211e"/>
    </style:style>
    <style:style style:name="P10" style:family="paragraph">
      <loext:graphic-properties draw:fill-color="#ffffff"/>
      <style:paragraph-properties fo:text-align="center"/>
      <style:text-properties fo:color="#c9211e"/>
    </style:style>
    <style:style style:name="P11" style:family="paragraph">
      <style:paragraph-properties fo:text-align="center"/>
      <style:text-properties fo:color="#000000"/>
    </style:style>
    <style:style style:name="P12" style:family="paragraph">
      <loext:graphic-properties draw:fill-color="#ffffff"/>
      <style:paragraph-properties fo:text-align="center"/>
      <style:text-properties fo:color="#000000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c9211e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color="#c9211e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/>
    </style:style>
    <style:style style:name="T1" style:family="text">
      <style:text-properties fo:color="#00a933"/>
    </style:style>
    <style:style style:name="T2" style:family="text">
      <style:text-properties fo:color="#c9211e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14.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cm" svg:x="1.6cm" svg:y="2.5cm">
          <text:p text:style-name="P2">Data: A</text:p>
          <text:p text:style-name="P2">Next: <text:s/><text:s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cm" svg:x="5.3cm" svg:y="2.5cm">
          <text:p text:style-name="P2">Data: B</text:p>
          <text:p text:style-name="P2">Next: <text:s/><text:s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8cm" svg:y1="3.7cm" svg:x2="5.8cm" svg:y2="3.7cm">
          <text:p/>
        </draw:line>
        <draw:custom-shape draw:style-name="gr4" draw:text-style-name="P3" draw:layer="layout" svg:width="3.2cm" svg:height="0.7cm" svg:x="1.6cm" svg:y="1.3cm">
          <text:p text:style-name="P2">Linked Lis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cm" svg:height="0.7cm" svg:x="14cm" svg:y="1.3cm">
          <text:p text:style-name="P2">Tre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cm" svg:height="2.5cm" svg:x="13.6cm" svg:y="2.3cm">
          <text:p text:style-name="P2">Data: C</text:p>
          <text:p text:style-name="P2">Next: 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1cm" svg:y1="4.8cm" svg:x2="14.6cm" svg:y2="6.3cm">
          <text:p/>
        </draw:line>
        <draw:custom-shape draw:style-name="gr6" draw:text-style-name="P3" draw:layer="layout" svg:width="2.8cm" svg:height="2.5cm" svg:x="13cm" svg:y="6.3cm">
          <text:p text:style-name="P2">Data: E</text:p>
          <text:p text:style-name="P2">Next: <text:s/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cm" svg:height="2.5cm" svg:x="17.1cm" svg:y="5.7cm">
          <text:p text:style-name="P2">Data: F</text:p>
          <text:p text:style-name="P2">Next: <text:s/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cm" svg:height="2.5cm" svg:x="9.7cm" svg:y="5.1cm">
          <text:p text:style-name="P2">Data: D</text:p>
          <text:p text:style-name="P2">Next: <text:s/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6cm" svg:y1="4.4cm" svg:x2="17.7cm" svg:y2="5.9cm">
          <text:p/>
        </draw:line>
        <draw:line draw:style-name="gr3" draw:text-style-name="P4" draw:layer="layout" svg:x1="14cm" svg:y1="4.4cm" svg:x2="11.7cm" svg:y2="5.2cm">
          <text:p/>
        </draw:line>
        <draw:custom-shape draw:style-name="gr7" draw:text-style-name="P6" draw:layer="layout" svg:width="2.1cm" svg:height="0.7cm" svg:x="10.5cm" svg:y="2.2cm">
          <text:p text:style-name="P5"><text:span text:style-name="T1">Ro</text:span><text:span text:style-name="T1">ot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cm" svg:height="0.7cm" svg:x="17.9cm" svg:y="2.3cm">
          <text:p text:style-name="P5"><text:span text:style-name="T1">No</text:span><text:span text:style-name="T1">de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2.3cm" svg:y1="2.7cm" svg:x2="13.7cm" svg:y2="3.1cm">
          <text:p/>
        </draw:line>
        <draw:line draw:style-name="gr9" draw:text-style-name="P7" draw:layer="layout" svg:x1="17.8cm" svg:y1="2.7cm" svg:x2="16.4cm" svg:y2="3.1cm">
          <text:p/>
        </draw:line>
      </draw:page>
      <draw:page draw:name="page2" draw:style-name="dp1" draw:master-page-name="Default">
        <draw:custom-shape draw:style-name="gr10" draw:text-style-name="P1" draw:layer="layout" svg:width="14.8cm" svg:height="10.5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328cm" svg:height="1.267cm" svg:x="3cm" svg:y="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328cm" svg:height="1.267cm" svg:x="4.228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328cm" svg:height="1.267cm" svg:x="1.6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228cm" svg:y1="2.24cm" svg:x2="2.328cm" svg:y2="3.44cm">
          <text:p/>
        </draw:line>
        <draw:line draw:style-name="gr3" draw:text-style-name="P4" draw:layer="layout" svg:x1="4.128cm" svg:y1="2.24cm" svg:x2="4.928cm" svg:y2="3.44cm">
          <text:p/>
        </draw:line>
        <draw:custom-shape draw:style-name="gr11" draw:text-style-name="P3" draw:layer="layout" svg:width="1.328cm" svg:height="1.267cm" svg:x="9.67cm" svg:y="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328cm" svg:height="1.267cm" svg:x="10.898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328cm" svg:height="1.267cm" svg:x="8.27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898cm" svg:y1="2.24cm" svg:x2="8.998cm" svg:y2="3.44cm">
          <text:p/>
        </draw:line>
        <draw:custom-shape draw:style-name="gr11" draw:text-style-name="P3" draw:layer="layout" svg:width="1.328cm" svg:height="1.267cm" svg:x="2.87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328cm" svg:height="1.267cm" svg:x="4.101cm" svg:y="7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328cm" svg:height="1.267cm" svg:x="1.473cm" svg:y="7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101cm" svg:y1="6.6cm" svg:x2="2.201cm" svg:y2="7.8cm">
          <text:p/>
        </draw:line>
        <draw:line draw:style-name="gr3" draw:text-style-name="P4" draw:layer="layout" svg:x1="4.8cm" svg:y1="7.8cm" svg:x2="4cm" svg:y2="6.6cm">
          <text:p/>
        </draw:line>
        <draw:line draw:style-name="gr3" draw:text-style-name="P4" draw:layer="layout" svg:x1="2.8cm" svg:y1="8.5cm" svg:x2="4.1cm" svg:y2="8.5cm">
          <text:p/>
        </draw:line>
        <draw:line draw:style-name="gr12" draw:text-style-name="P8" draw:layer="layout" svg:x1="1.2cm" svg:y1="5.3cm" svg:x2="5.8cm" svg:y2="9.17cm">
          <text:p/>
        </draw:line>
        <draw:line draw:style-name="gr12" draw:text-style-name="P8" draw:layer="layout" svg:x1="5.8cm" svg:y1="5.3cm" svg:x2="1.2cm" svg:y2="9.17cm">
          <text:p/>
        </draw:line>
        <draw:line draw:style-name="gr12" draw:text-style-name="P8" draw:layer="layout" svg:x1="8cm" svg:y1="1.04cm" svg:x2="12.6cm" svg:y2="4.91cm">
          <text:p/>
        </draw:line>
        <draw:line draw:style-name="gr12" draw:text-style-name="P8" draw:layer="layout" svg:x1="12.6cm" svg:y1="1.04cm" svg:x2="8cm" svg:y2="4.91cm">
          <text:p/>
        </draw:line>
        <draw:custom-shape draw:style-name="gr13" draw:text-style-name="P3" draw:layer="layout" svg:width="0.9cm" svg:height="0.9cm" svg:x="5.7cm" svg:y="2.2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9cm" svg:height="0.9cm" svg:x="12.6cm" svg:y="2.2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9cm" svg:height="0.9cm" svg:x="5.7cm" svg:y="6.6cm">
          <text:p text:style-name="P2">c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21cm" svg:height="14.8cm" svg:x="0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8cm" svg:height="0.7cm" svg:x="7.6cm" svg:y="1.2cm">
          <text:p text:style-name="P2">Ancesto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cm" svg:height="2.5cm" svg:x="5cm" svg:y="1.501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cm" svg:height="2.5cm" svg:x="8.5cm" svg:y="4.901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cm" svg:height="2.5cm" svg:x="1.1cm" svg:y="4.301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4cm" svg:y1="3.601cm" svg:x2="9.1cm" svg:y2="5.101cm">
          <text:p/>
        </draw:line>
        <draw:line draw:style-name="gr3" draw:text-style-name="P4" draw:layer="layout" svg:x1="5.4cm" svg:y1="3.601cm" svg:x2="3.1cm" svg:y2="4.401cm">
          <text:p/>
        </draw:line>
        <draw:custom-shape draw:style-name="gr15" draw:text-style-name="P3" draw:layer="layout" svg:width="0.5cm" svg:height="0.5cm" svg:x="5.55cm" svg:y="2.0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5.55cm" svg:y="2.85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5cm" svg:x="6.15cm" svg:y="2.05cm">
          <text:p text:style-name="P5"><text:span text:style-name="T1">D</text:span><text:span text:style-name="T1">=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5cm" svg:height="0.5cm" svg:x="6.15cm" svg:y="2.85cm">
          <text:p text:style-name="P9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cm" svg:height="2.5cm" svg:x="6.3cm" svg:y="8.4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cm" svg:height="2.5cm" svg:x="10.1cm" svg:y="8.401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cm" svg:y1="7.1cm" svg:x2="7.7cm" svg:y2="8.4cm">
          <text:p/>
        </draw:line>
        <draw:custom-shape draw:style-name="gr6" draw:text-style-name="P3" draw:layer="layout" svg:width="2.8cm" svg:height="2.5cm" svg:x="1.101cm" svg:y="8.4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.5cm" svg:y1="6.8cm" svg:x2="2.5cm" svg:y2="8.4cm">
          <text:p/>
        </draw:line>
        <draw:custom-shape draw:style-name="gr6" draw:text-style-name="P3" draw:layer="layout" svg:width="2.8cm" svg:height="2.5cm" svg:x="1.101cm" svg:y="4.302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5cm" svg:height="0.5cm" svg:x="1.6cm" svg:y="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1.6cm" svg:y="5.8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5cm" svg:x="2.2cm" svg:y="5cm">
          <text:p text:style-name="P5"><text:span text:style-name="T1">D=1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5cm" svg:height="0.5cm" svg:x="2.2cm" svg:y="5.8cm">
          <text:p text:style-name="P11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8.9cm" svg:y="5.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5cm" svg:x="9.5cm" svg:y="5.5cm">
          <text:p text:style-name="P5"><text:span text:style-name="T1">D=1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5cm" svg:height="0.5cm" svg:x="2.8cm" svg:y="5.8cm">
          <text:p text:style-name="P1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8.9cm" svg:y="6.3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5cm" svg:height="0.5cm" svg:x="9.5cm" svg:y="6.3cm">
          <text:p text:style-name="P11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0.5cm" svg:height="0.5cm" svg:x="10.1cm" svg:y="6.3cm">
          <text:p text:style-name="P1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1.6cm" svg:y="9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1.6cm" svg:y="9.8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5cm" svg:x="2.2cm" svg:y="9cm">
          <text:p text:style-name="P5"><text:span text:style-name="T1">D=2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5cm" svg:height="0.5cm" svg:x="2.2cm" svg:y="9.8cm">
          <text:p text:style-name="P11"><text:span text:style-name="T3">L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cm" svg:height="0.5cm" svg:x="2.8cm" svg:y="9.8cm">
          <text:p text:style-name="P1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6.8cm" svg:y="9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6.8cm" svg:y="9.8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5cm" svg:x="7.4cm" svg:y="9cm">
          <text:p text:style-name="P5"><text:span text:style-name="T1">D=2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5cm" svg:height="0.5cm" svg:x="7.4cm" svg:y="9.8cm">
          <text:p text:style-name="P11"><text:span text:style-name="T3">L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cm" svg:height="0.5cm" svg:x="8cm" svg:y="9.8cm">
          <text:p text:style-name="P1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10.6cm" svg:y="9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10.6cm" svg:y="9.8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5cm" svg:x="11.2cm" svg:y="9cm">
          <text:p text:style-name="P5"><text:span text:style-name="T1">D=2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5cm" svg:height="0.5cm" svg:x="11.2cm" svg:y="9.8cm">
          <text:p text:style-name="P11"><text:span text:style-name="T3">L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0.5cm" svg:x="11.8cm" svg:y="9.8cm">
          <text:p text:style-name="P1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6.7cm" svg:height="10cm" svg:x="13.3cm" svg:y="1.2cm">
          <text:p text:style-name="P15">P: Parent</text:p>
          <text:p text:style-name="P15">C: Child</text:p>
          <text:p text:style-name="P15">L: Leaf </text:p>
          <text:p text:style-name="P15"><text:s text:c="4"/>(external nodes </text:p>
          <text:p text:style-name="P15"><text:s text:c="5"/>without child)</text:p>
          <text:p text:style-name="P15">Height: number of </text:p>
          <text:p text:style-name="P15"><text:s text:c="12"/>connections.</text:p>
          <text:p text:style-name="P15"/>
          <text:p text:style-name="P15">A set of connections</text:p>
          <text:p text:style-name="P15">creates a path.</text:p>
          <text:p text:style-name="P15"><text:span text:style-name="T1">D</text:span>: Depth, the number</text:p>
          <text:p text:style-name="P15"><text:s text:c="5"/>of edges from the</text:p>
          <text:p text:style-name="P15"><text:s text:c="5"/>root.</text:p>
          <text:p text:style-name="P15"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3.5cm" svg:height="0.7cm" svg:x="9.2cm" svg:y="11cm">
          <text:p text:style-name="P2">Descendant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6cm" svg:y1="7.2cm" svg:x2="11.5cm" svg:y2="8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0-10-01T16:04:44.993573326</dc:date>
    <meta:editing-duration>PT8H55M6S</meta:editing-duration>
    <meta:editing-cycles>60</meta:editing-cycles>
    <meta:generator>LibreOffice/6.4.5.2$Linux_X86_64 LibreOffice_project/40$Build-2</meta:generator>
    <meta:document-statistic meta:object-count="85"/>
  </office:meta>
</office:document-meta>
</file>